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8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27"/>
    <style:style style:name="ce11" style:family="table-cell" style:parent-style-name="Default" style:data-style-name="N127">
      <style:table-cell-properties fo:background-color="transparent"/>
    </style:style>
    <style:style style:name="ce12" style:family="table-cell" style:parent-style-name="Default" style:data-style-name="N127">
      <style:table-cell-properties fo:border-bottom="0.06pt solid #000000" fo:background-color="transparent" fo:border-left="none" fo:border-right="none" fo:border-top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geomet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oten [eV]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-272.02522517" calcext:value-type="float">
            <text:p>-272.0252251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-272.01603194" calcext:value-type="float">
            <text:p>-272.01603194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-271.97455075" calcext:value-type="float">
            <text:p>-271.97455075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-271.93878407" calcext:value-type="float">
            <text:p>-271.93878407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-272.23375043" calcext:value-type="float">
            <text:p>-272.23375043</text:p>
          </table:table-cell>
          <table:table-cell table:style-name="ce5" table:number-columns-repeated="6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-272.24752204" calcext:value-type="float">
            <text:p>-272.24752204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-272.3871847" calcext:value-type="float">
            <text:p>-272.38718470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-272.33506601" calcext:value-type="float">
            <text:p>-272.33506601</text:p>
          </table:table-cell>
          <table:table-cell table:style-name="ce5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1" office:value-type="float" office:value="-272.33726949" calcext:value-type="float">
            <text:p>-272.33726949</text:p>
          </table:table-cell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4">
          <table:table-cell table:number-columns-repeated="2"/>
          <table:table-cell table:style-name="ce11"/>
          <table:table-cell table:style-name="ce5"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style-name="ce5"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style-name="ce8" table:number-columns-repeated="2"/>
          <table:table-cell table:style-name="ce12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 table:style-name="ce8" table:number-columns-repeated="2"/>
          <table:table-cell table:style-name="ce12"/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2:40:03.0696695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3T09:57:24.595277122</meta:creation-date>
    <dc:date>2024-03-19T12:44:01.817300183</dc:date>
    <meta:editing-duration>P5DT17H52M14S</meta:editing-duration>
    <meta:editing-cycles>17</meta:editing-cycles>
    <meta:generator>LibreOffice/6.4.7.2$Linux_X86_64 LibreOffice_project/40$Build-2</meta:generator>
    <meta:document-statistic meta:table-count="1" meta:cell-count="30" meta:object-count="0"/>
  </office:meta>
</office:document-meta>
</file>